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818" officeooo:paragraph-rsid="00100818"/>
    </style:style>
    <style:style style:name="P2" style:family="paragraph" style:parent-style-name="Standard">
      <style:text-properties officeooo:rsid="00100818" officeooo:paragraph-rsid="00100818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7:56:27.561511451</meta:creation-date>
    <meta:generator>LibreOffice/6.4.4.2$Linux_X86_64 LibreOffice_project/40$Build-2</meta:generator>
    <dc:date>2020-08-17T18:41:26.727386425</dc:date>
    <meta:editing-duration>PT4M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